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66b3" fo:font-size="14pt" officeooo:rsid="00055f7b" officeooo:paragraph-rsid="001aeea8" style:font-size-asian="14pt" style:font-size-complex="14pt"/>
    </style:style>
    <style:style style:name="P2" style:family="paragraph" style:parent-style-name="Standard">
      <style:text-properties fo:color="#0066b3" fo:font-size="14pt" officeooo:rsid="00055f7b" officeooo:paragraph-rsid="001c9344" style:font-size-asian="14pt" style:font-size-complex="14pt"/>
    </style:style>
    <style:style style:name="P3" style:family="paragraph" style:parent-style-name="Standard">
      <style:text-properties fo:color="#0066b3" fo:font-size="14pt" officeooo:rsid="00055f7b" officeooo:paragraph-rsid="001cf622" style:font-size-asian="14pt" style:font-size-complex="14pt"/>
    </style:style>
    <style:style style:name="P4" style:family="paragraph" style:parent-style-name="Standard">
      <style:text-properties fo:color="#0066b3" fo:font-size="14pt" officeooo:rsid="00055f7b" officeooo:paragraph-rsid="001ef5d3" style:font-size-asian="14pt" style:font-size-complex="14pt"/>
    </style:style>
    <style:style style:name="P5" style:family="paragraph" style:parent-style-name="Standard">
      <style:text-properties fo:color="#0066b3" fo:font-size="14pt" officeooo:rsid="001aeea8" officeooo:paragraph-rsid="001aeea8" style:font-size-asian="14pt" style:font-size-complex="14pt"/>
    </style:style>
    <style:style style:name="P6" style:family="paragraph" style:parent-style-name="Standard">
      <style:text-properties fo:color="#0066b3" fo:font-size="14pt" officeooo:rsid="001aeea8" officeooo:paragraph-rsid="001c9344" style:font-size-asian="14pt" style:font-size-complex="14pt"/>
    </style:style>
    <style:style style:name="P7" style:family="paragraph" style:parent-style-name="Standard">
      <style:text-properties fo:color="#000000" fo:font-size="12pt" officeooo:rsid="00055f7b" officeooo:paragraph-rsid="001aeea8" style:font-size-asian="12pt" style:font-size-complex="12pt"/>
    </style:style>
    <style:style style:name="P8" style:family="paragraph" style:parent-style-name="Standard">
      <style:text-properties fo:color="#000000" fo:font-size="12pt" officeooo:paragraph-rsid="001aeea8" style:font-size-asian="12pt" style:font-size-complex="12pt"/>
    </style:style>
    <style:style style:name="P9" style:family="paragraph" style:parent-style-name="Standard">
      <style:text-properties officeooo:paragraph-rsid="001aeea8"/>
    </style:style>
    <style:style style:name="T1" style:family="text">
      <style:text-properties officeooo:rsid="00055f7b"/>
    </style:style>
    <style:style style:name="T2" style:family="text">
      <style:text-properties fo:font-variant="normal" fo:text-transform="none" style:font-name="Liberation Serif" fo:letter-spacing="normal" fo:font-style="normal" fo:font-weight="normal"/>
    </style:style>
    <style:style style:name="T3" style:family="text">
      <style:text-properties fo:font-variant="normal" fo:text-transform="none" style:font-name="Liberation Serif" fo:letter-spacing="normal" fo:font-style="normal" fo:font-weight="normal" officeooo:rsid="00055f7b"/>
    </style:style>
    <style:style style:name="T4" style:family="text">
      <style:text-properties fo:color="#000000" fo:font-size="12pt" style:font-size-asian="12pt" style:font-size-complex="12pt"/>
    </style:style>
    <style:style style:name="T5" style:family="text">
      <style:text-properties fo:color="#000000" fo:font-size="12pt" officeooo:rsid="00055f7b" style:font-size-asian="12pt" style:font-size-complex="12pt"/>
    </style:style>
    <style:style style:name="T6" style:family="text">
      <style:text-properties fo:color="#000000" fo:font-size="12pt" officeooo:rsid="001aeea8" style:font-size-asian="12pt" style:font-size-complex="12pt"/>
    </style:style>
    <style:style style:name="T7" style:family="text">
      <style:text-properties fo:color="#000000" fo:font-size="12pt" officeooo:rsid="001c9344" style:font-size-asian="12pt" style:font-size-complex="12pt"/>
    </style:style>
    <style:style style:name="T8" style:family="text">
      <style:text-properties fo:color="#000000" fo:font-size="12pt" officeooo:rsid="001cf622" style:font-size-asian="12pt" style:font-size-complex="12pt"/>
    </style:style>
    <style:style style:name="T9" style:family="text">
      <style:text-properties fo:color="#000000" fo:font-size="12pt" officeooo:rsid="001ef5d3" style:font-size-asian="12pt" style:font-size-complex="12pt"/>
    </style:style>
    <style:style style:name="T10" style:family="text">
      <style:text-properties fo:color="#0066b3" fo:font-size="14pt" officeooo:rsid="00055f7b" style:font-size-asian="14pt" style:font-size-complex="14pt"/>
    </style:style>
    <style:style style:name="T11" style:family="text">
      <style:text-properties officeooo:rsid="001c9344"/>
    </style:style>
    <style:style style:name="T12" style:family="text">
      <style:text-properties officeooo:rsid="001cf622"/>
    </style:style>
    <style:style style:name="T13" style:family="text">
      <style:text-properties officeooo:rsid="001ef5d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uggestion: </text:p>
      <text:p text:style-name="P5"><text:tab/>Video should not be automatically played on page load. It can confuse the user <text:tab/>where the sound is coming from since the video is not visible on initial page <text:tab/>load</text:p>
      <text:p text:style-name="P1"/>
      <text:p text:style-name="P1"/>
      <text:p text:style-name="P1"/>
      <text:p text:style-name="P1">Used Device/Browser:</text:p>
      <text:p text:style-name="P8"><text:span text:style-name="T1">Google Chrome </text:span><text:span text:style-name="T2">Version 80.0.3987.100 (Official Build) (64-bit) </text:span><text:span text:style-name="T3">on Ubuntu 18.04</text:span></text:p>
      <text:p text:style-name="P7"/>
      <text:p text:style-name="P1"/>
      <text:p text:style-name="P1"/>
      <text:p text:style-name="P1">Steps to reproduce:</text:p>
      <text:p text:style-name="P9"><text:span text:style-name="T5"><text:tab/>-</text:span><text:span text:style-name="T6">open the </text:span><text:a xlink:type="simple" xlink:href="https://www.ffl123.com/" text:style-name="Internet_20_link" text:visited-style-name="Visited_20_Internet_20_Link">https://www.ffl123.com/</text:a><text:span text:style-name="T6"> page</text:span></text:p>
      <text:p text:style-name="P9"><text:span text:style-name="T6"><text:tab/>-Prevent Video from playing automatically on initial page load</text:span></text:p>
      <text:p text:style-name="P1"/>
      <text:p text:style-name="P1">Screenshot</text:p>
      <text:p text:style-name="P9"><text:span text:style-name="T10"><text:tab/>-</text:span><text:a xlink:type="simple" xlink:href="https://prnt.sc/r64jbs" text:style-name="Internet_20_link" text:visited-style-name="Visited_20_Internet_20_Link">https://prnt.sc/r64jbs</text:a></text:p>
      <text:p text:style-name="P9"><text:span text:style-name="T10"><text:tab/>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5"><text:soft-page-break/>Suggestion: <text:tab/></text:p>
      <text:p text:style-name="P5"><text:tab/><text:span text:style-name="T11">Some users may not understand Side menu (burger) Icon</text:span></text:p>
      <text:p text:style-name="P1"/>
      <text:p text:style-name="P1"/>
      <text:p text:style-name="P1"/>
      <text:p text:style-name="P1">Used Device/Browser:</text:p>
      <text:p text:style-name="P8"><text:span text:style-name="T1">Google Chrome </text:span><text:span text:style-name="T2">Version 80.0.3987.100 (Official Build) (64-bit) </text:span><text:span text:style-name="T3">on Ubuntu 18.04</text:span></text:p>
      <text:p text:style-name="P7"/>
      <text:p text:style-name="P1"/>
      <text:p text:style-name="P1">Steps to reproduce:</text:p>
      <text:p text:style-name="P2"><text:tab/><text:span text:style-name="T4">-</text:span><text:span text:style-name="T7">O</text:span><text:span text:style-name="T6">pen the </text:span><text:a xlink:type="simple" xlink:href="https://www.ffl123.com/" text:style-name="Internet_20_link" text:visited-style-name="Visited_20_Internet_20_Link">https://www.ffl123.com/</text:a><text:span text:style-name="T6"> page</text:span></text:p>
      <text:p text:style-name="P2"><text:span text:style-name="T6"><text:tab/>-</text:span><text:span text:style-name="T7">Click on the burger menu icon to open side menu</text:span></text:p>
      <text:p text:style-name="P9"><text:span text:style-name="T6"><text:tab/>-</text:span><text:span text:style-name="T7">Click on the arrow to close menu</text:span></text:p>
      <text:p text:style-name="P9"><text:span text:style-name="T7"><text:tab/>-Change the icon to regular burger icon (Three Lines of same length)</text:span></text:p>
      <text:p text:style-name="P9"><text:span text:style-name="T7"><text:tab/>-Indicate with “Menu” text next to the icon</text:span></text:p>
      <text:p text:style-name="P1"/>
      <text:p text:style-name="P1">Screenshot</text:p>
      <text:p text:style-name="P9"><text:span text:style-name="T10"><text:tab/></text:span><text:a xlink:type="simple" xlink:href="https://prnt.sc/r64kin" text:style-name="Internet_20_link" text:visited-style-name="Visited_20_Internet_20_Link">https://prnt.sc/r64kin</text:a></text:p>
      <text:p text:style-name="P9"/>
      <text:p text:style-name="P9"><text:span text:style-name="T10"><text:tab/></text:span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oft-page-break/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5">Suggestion: <text:tab/></text:p>
      <text:p text:style-name="P6"><text:tab/><text:span text:style-name="T11">Notification that someone has bought a products appears at the bottom left <text:tab/>from time to time, User may be confused by this appearing and disappearing,</text:span></text:p>
      <text:p text:style-name="P6"/>
      <text:p text:style-name="P6"><text:tab/><text:span text:style-name="T11">Also it may cover the text user was reading </text:span></text:p>
      <text:p text:style-name="P6"/>
      <text:p text:style-name="P1"/>
      <text:p text:style-name="P1"/>
      <text:p text:style-name="P1"/>
      <text:p text:style-name="P1">Used Device/Browser:</text:p>
      <text:p text:style-name="P8"><text:span text:style-name="T1">Google Chrome </text:span><text:span text:style-name="T2">Version 80.0.3987.100 (Official Build) (64-bit) </text:span><text:span text:style-name="T3">on Ubuntu 18.04</text:span></text:p>
      <text:p text:style-name="P7"/>
      <text:p text:style-name="P1"/>
      <text:p text:style-name="P1">Steps to reproduce:</text:p>
      <text:p text:style-name="P2"><text:tab/><text:span text:style-name="T4">-</text:span><text:span text:style-name="T7">O</text:span><text:span text:style-name="T6">pen the </text:span><text:a xlink:type="simple" xlink:href="https://www.ffl123.com/" text:style-name="Internet_20_link" text:visited-style-name="Visited_20_Internet_20_Link">https://www.ffl123.com/</text:a><text:span text:style-name="T6"> page</text:span></text:p>
      <text:p text:style-name="P2"><text:span text:style-name="T6"><text:tab/>-Wait…</text:span></text:p>
      <text:p text:style-name="P2"><text:span text:style-name="T7"><text:tab/>-There should be a feed section for these popups </text:span><text:span text:style-name="T8">or it should appear only on some parts of <text:tab/>the page where is not covering any reading text</text:span></text:p>
      <text:p text:style-name="P2"><text:span text:style-name="T6"><text:tab/></text:span></text:p>
      <text:p text:style-name="P9"><text:span text:style-name="T6"/></text:p>
      <text:p text:style-name="P1"/>
      <text:p text:style-name="P1">Screenshot</text:p>
      <text:p text:style-name="P9"><text:span text:style-name="T10"><text:tab/></text:span><text:a xlink:type="simple" xlink:href="https://prnt.sc/r64mqx" text:style-name="Internet_20_link" text:visited-style-name="Visited_20_Internet_20_Link">https://prnt.sc/r64mqx</text:a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5"><text:soft-page-break/>Suggestion: <text:tab/></text:p>
      <text:p text:style-name="P5"><text:tab/><text:span text:style-name="T12">Website Uses to much of different strong colors </text:span></text:p>
      <text:p text:style-name="P1"/>
      <text:p text:style-name="P1"/>
      <text:p text:style-name="P1"/>
      <text:p text:style-name="P1">Used Device/Browser:</text:p>
      <text:p text:style-name="P8"><text:span text:style-name="T1">Google Chrome </text:span><text:span text:style-name="T2">Version 80.0.3987.100 (Official Build) (64-bit) </text:span><text:span text:style-name="T3">on Ubuntu 18.04</text:span></text:p>
      <text:p text:style-name="P7"/>
      <text:p text:style-name="P1"/>
      <text:p text:style-name="P1">Steps to reproduce:</text:p>
      <text:p text:style-name="P3"><text:tab/><text:span text:style-name="T4">-</text:span><text:span text:style-name="T7">O</text:span><text:span text:style-name="T6">pen the </text:span><text:a xlink:type="simple" xlink:href="https://www.ffl123.com/" text:style-name="Internet_20_link" text:visited-style-name="Visited_20_Internet_20_Link">https://www.ffl123.com/</text:a><text:span text:style-name="T6"> page</text:span></text:p>
      <text:p text:style-name="P3"><text:span text:style-name="T6"><text:tab/>-</text:span><text:span text:style-name="T8">Scroll down</text:span></text:p>
      <text:p text:style-name="P3"><text:span text:style-name="T8"><text:tab/>-Reduce overall strong colors palette </text:span></text:p>
      <text:p text:style-name="P3"><text:span text:style-name="T6"/></text:p>
      <text:p text:style-name="P9"><text:span text:style-name="T6"/></text:p>
      <text:p text:style-name="P1"/>
      <text:p text:style-name="P1">Screenshot</text:p>
      <text:p text:style-name="P9"><text:span text:style-name="T10"><text:tab/></text:span><text:a xlink:type="simple" xlink:href="https://prnt.sc/r64q0y" text:style-name="Internet_20_link" text:visited-style-name="Visited_20_Internet_20_Link">https://prnt.sc/r64q0y</text:a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oft-page-break/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9"><text:span text:style-name="T10"/></text:p>
      <text:p text:style-name="P5">Suggestion: <text:tab/></text:p>
      <text:p text:style-name="P5"><text:tab/><text:span text:style-name="T13">Q&amp;A Section Arrows should be displayed opposite way</text:span></text:p>
      <text:p text:style-name="P1"/>
      <text:p text:style-name="P1"/>
      <text:p text:style-name="P1"/>
      <text:p text:style-name="P1">Used Device/Browser:</text:p>
      <text:p text:style-name="P8"><text:span text:style-name="T1">Google Chrome </text:span><text:span text:style-name="T2">Version 80.0.3987.100 (Official Build) (64-bit) </text:span><text:span text:style-name="T3">on Ubuntu 18.04</text:span></text:p>
      <text:p text:style-name="P7"/>
      <text:p text:style-name="P1"/>
      <text:p text:style-name="P1">Steps to reproduce:</text:p>
      <text:p text:style-name="P4"><text:tab/><text:span text:style-name="T4">-</text:span><text:span text:style-name="T7">O</text:span><text:span text:style-name="T6">pen the </text:span><text:a xlink:type="simple" xlink:href="https://www.ffl123.com/" text:style-name="Internet_20_link" text:visited-style-name="Visited_20_Internet_20_Link">https://www.ffl123.com/</text:a><text:span text:style-name="T6"> page</text:span></text:p>
      <text:p text:style-name="P4"><text:span text:style-name="T6"><text:tab/>-</text:span><text:span text:style-name="T8">Scroll down </text:span><text:span text:style-name="T9">do Q&amp;A section</text:span></text:p>
      <text:p text:style-name="P4"><text:span text:style-name="T9"><text:tab/>-Click on Arrows to expand and collapse text </text:span></text:p>
      <text:p text:style-name="P4"><text:span text:style-name="T9"><text:tab/>-Change the arrow direction for open and collapsed question </text:span></text:p>
      <text:p text:style-name="P1"><text:tab/></text:p>
      <text:p text:style-name="P1">Screenshot</text:p>
      <text:p text:style-name="P9"><text:span text:style-name="T10"><text:tab/></text:span><text:a xlink:type="simple" xlink:href="https://prnt.sc/r64t05" text:style-name="Internet_20_link" text:visited-style-name="Visited_20_Internet_20_Link">https://prnt.sc/r64t05</text:a></text:p>
      <text:p text:style-name="P9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2T14:54:38.108398588</meta:creation-date>
    <dc:date>2020-02-22T15:28:30.222165763</dc:date>
    <meta:editing-duration>PT22M22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5" meta:paragraph-count="57" meta:word-count="302" meta:character-count="2118" meta:non-whitespace-character-count="1819"/>
  </office:meta>
</office:document-meta>
</file>